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" svg:stroke-width="0.051cm" draw:marker-start-width="0.276cm" draw:marker-end-width="0.276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46cm" svg:y1="6.652cm" svg:x2="8.946cm" svg:y2="18.082cm">
          <text:p/>
        </draw:line>
        <draw:line draw:style-name="gr1" draw:text-style-name="P1" draw:layer="layout" svg:x1="12.345cm" svg:y1="6.651cm" svg:x2="12.345cm" svg:y2="18.081cm">
          <text:p/>
        </draw:line>
        <draw:line draw:style-name="gr1" draw:text-style-name="P1" draw:layer="layout" svg:x1="7.269cm" svg:y1="6.627cm" svg:x2="7.269cm" svg:y2="18.057cm">
          <text:p/>
        </draw:line>
        <draw:line draw:style-name="gr1" draw:text-style-name="P1" draw:layer="layout" svg:x1="10.668cm" svg:y1="6.626cm" svg:x2="10.668cm" svg:y2="18.056cm">
          <text:p/>
        </draw:line>
        <draw:line draw:style-name="gr1" draw:text-style-name="P1" draw:layer="layout" svg:x1="14.019cm" svg:y1="6.625cm" svg:x2="14.019cm" svg:y2="18.055cm">
          <text:p/>
        </draw:line>
        <draw:line draw:style-name="gr1" draw:text-style-name="P1" draw:layer="layout" svg:x1="15.719cm" svg:y1="6.599cm" svg:x2="15.719cm" svg:y2="18.029cm">
          <text:p/>
        </draw:line>
        <draw:line draw:style-name="gr1" draw:text-style-name="P1" draw:layer="layout" svg:x1="5.767cm" svg:y1="16.516cm" svg:x2="15.927cm" svg:y2="16.516cm">
          <text:p/>
        </draw:line>
        <draw:line draw:style-name="gr1" draw:text-style-name="P1" draw:layer="layout" svg:x1="5.741cm" svg:y1="14.838cm" svg:x2="15.901cm" svg:y2="14.838cm">
          <text:p/>
        </draw:line>
        <draw:line draw:style-name="gr1" draw:text-style-name="P1" draw:layer="layout" svg:x1="5.715cm" svg:y1="13.186cm" svg:x2="15.875cm" svg:y2="13.186cm">
          <text:p/>
        </draw:line>
        <draw:line draw:style-name="gr1" draw:text-style-name="P1" draw:layer="layout" svg:x1="5.789cm" svg:y1="11.508cm" svg:x2="15.949cm" svg:y2="11.508cm">
          <text:p/>
        </draw:line>
        <draw:line draw:style-name="gr1" draw:text-style-name="P1" draw:layer="layout" svg:x1="5.789cm" svg:y1="9.83cm" svg:x2="15.949cm" svg:y2="9.83cm">
          <text:p/>
        </draw:line>
        <draw:line draw:style-name="gr1" draw:text-style-name="P1" draw:layer="layout" svg:x1="5.763cm" svg:y1="8.178cm" svg:x2="15.923cm" svg:y2="8.178cm">
          <text:p/>
        </draw:line>
        <draw:line draw:style-name="gr2" draw:text-style-name="P1" draw:layer="layout" svg:x1="5.763cm" svg:y1="11.13cm" svg:x2="15.923cm" svg:y2="11.13cm">
          <text:p/>
        </draw:line>
        <draw:custom-shape draw:style-name="gr3" draw:text-style-name="P1" draw:layer="layout" svg:width="10.526cm" svg:height="1.231cm" svg:x="5.584cm" svg:y="14.024cm">
          <text:p/>
          <draw:enhanced-geometry svg:viewBox="0 0 21600 21600" draw:type="rectangle" draw:enhanced-path="M 0 0 L 21600 0 21600 21600 0 21600 0 0 Z N"/>
        </draw:custom-shape>
        <draw:polyline draw:style-name="gr4" draw:text-style-name="P1" draw:layer="layout" svg:width="12.838cm" svg:height="7.062cm" draw:transform="rotate (1.73590447403356) translate (7.6942774734106cm 19.196830217166cm)" svg:viewBox="0 0 12839 7063" draw:points="0,7063 553,7036 1142,6971 1698,6917 2326,6799 2948,6711 3530,6600 4237,6362 4765,6124 5377,5826 5825,5544 6353,5218 6970,4802 7517,4463 7954,4150 8465,3747 9042,3309 9477,2922 10025,2480 10460,2093 11078,1588 11640,1059 12210,576 12667,149 12839,0">
          <text:p/>
        </draw:polyline>
        <draw:polyline draw:style-name="gr5" draw:text-style-name="P1" draw:layer="layout" svg:width="11.503cm" svg:height="8.2cm" draw:transform="rotate (1.5707963267949) translate (5.584cm 18.036cm)" svg:viewBox="0 0 11504 8201" draw:points="0,8201 376,8116 833,7966 1418,7805 1944,7513 2280,7265 2646,6826 3055,6417 3420,5979 3757,5452 4078,4941 4327,4488 4604,3976 4824,3581 5204,3055 5642,2617 5935,2310 6256,2061 7016,1593 7908,1272 8785,877 9589,585 10480,292 11504,0">
          <text:p/>
        </draw:polyline>
        <draw:polyline draw:style-name="gr6" draw:text-style-name="P1" draw:layer="layout" svg:width="9.97cm" svg:height="8.466cm" draw:transform="skewX (-1.76568503515934E-017) rotate (1.45228847058448) translate (4.41912634655484cm 17.1350291169959cm)" svg:viewBox="0 0 9971 8467" draw:points="0,8466 188,8467 485,8358 746,8077 968,7713 1143,7205 1340,6519 1448,5932 1487,5398 1539,4847 1613,4235 1739,3674 1872,3188 2067,2605 2364,2128 2621,1818 2880,1522 3247,1258 3608,1082 4251,917 4913,794 5565,702 6764,515 7702,359 8585,224 9492,57 9971,0">
          <text:p/>
        </draw:polyline>
        <draw:custom-shape draw:style-name="gr7" draw:text-style-name="P1" draw:layer="layout" svg:width="10.583cm" svg:height="11.631cm" svg:x="5.553cm" svg:y="6.50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896cm" svg:height="1.038cm" svg:x="5.123cm" svg:y="18.18cm">
          <draw:text-box>
            <text:p text:style-name="P2"><text:span text:style-name="T1">0</text:span></text:p>
          </draw:text-box>
        </draw:frame>
        <draw:frame draw:style-name="gr8" draw:text-style-name="P2" draw:layer="layout" svg:width="1.289cm" svg:height="1.038cm" svg:x="8.323cm" svg:y="18.18cm">
          <draw:text-box>
            <text:p text:style-name="P2"><text:span text:style-name="T1">20</text:span></text:p>
          </draw:text-box>
        </draw:frame>
        <draw:frame draw:style-name="gr8" draw:text-style-name="P2" draw:layer="layout" svg:width="1.289cm" svg:height="1.038cm" svg:x="11.724cm" svg:y="18.18cm">
          <draw:text-box>
            <text:p text:style-name="P2"><text:span text:style-name="T1">40</text:span></text:p>
          </draw:text-box>
        </draw:frame>
        <draw:frame draw:style-name="gr8" draw:text-style-name="P2" draw:layer="layout" svg:width="1.289cm" svg:height="1.038cm" svg:x="15.124cm" svg:y="18.18cm">
          <draw:text-box>
            <text:p text:style-name="P2"><text:span text:style-name="T1">60</text:span></text:p>
          </draw:text-box>
        </draw:frame>
        <draw:frame draw:style-name="gr8" draw:text-style-name="P2" draw:layer="layout" svg:width="0.896cm" svg:height="1.038cm" svg:x="4.523cm" svg:y="15.98cm">
          <draw:text-box>
            <text:p text:style-name="P2"><text:span text:style-name="T1">1</text:span></text:p>
          </draw:text-box>
        </draw:frame>
        <draw:frame draw:style-name="gr8" draw:text-style-name="P2" draw:layer="layout" svg:width="0.896cm" svg:height="1.038cm" svg:x="4.523cm" svg:y="12.68cm">
          <draw:text-box>
            <text:p text:style-name="P2"><text:span text:style-name="T1">3</text:span></text:p>
          </draw:text-box>
        </draw:frame>
        <draw:frame draw:style-name="gr8" draw:text-style-name="P2" draw:layer="layout" svg:width="0.896cm" svg:height="1.038cm" svg:x="4.523cm" svg:y="9.28cm">
          <draw:text-box>
            <text:p text:style-name="P2"><text:span text:style-name="T1">5</text:span></text:p>
          </draw:text-box>
        </draw:frame>
        <draw:frame draw:style-name="gr8" draw:text-style-name="P2" draw:layer="layout" svg:width="0.896cm" svg:height="1.038cm" svg:x="4.523cm" svg:y="5.98cm">
          <draw:text-box>
            <text:p text:style-name="P2"><text:span text:style-name="T1">7</text:span></text:p>
          </draw:text-box>
        </draw:frame>
        <draw:frame draw:style-name="gr8" draw:text-style-name="P2" draw:layer="layout" svg:width="1.484cm" svg:height="1.038cm" svg:x="3.923cm" svg:y="10.68cm">
          <draw:text-box>
            <text:p text:style-name="P2"><text:span text:style-name="T1">4.2</text:span></text:p>
          </draw:text-box>
        </draw:frame>
        <draw:frame draw:style-name="gr8" draw:text-style-name="P2" draw:layer="layout" svg:width="1.484cm" svg:height="1.038cm" svg:x="3.923cm" svg:y="13.58cm">
          <draw:text-box>
            <text:p text:style-name="P2"><text:span text:style-name="T1">2.5</text:span></text:p>
          </draw:text-box>
        </draw:frame>
        <draw:frame draw:style-name="gr8" draw:text-style-name="P2" draw:layer="layout" svg:width="1.484cm" svg:height="1.038cm" svg:x="3.923cm" svg:y="14.68cm">
          <draw:text-box>
            <text:p text:style-name="P2"><text:span text:style-name="T1">1.8</text:span></text:p>
          </draw:text-box>
        </draw:frame>
        <draw:frame draw:style-name="gr8" draw:text-style-name="P2" draw:layer="layout" svg:width="1.289cm" svg:height="1.038cm" svg:x="16.423cm" svg:y="15.98cm">
          <draw:text-box>
            <text:p text:style-name="P2"><text:span text:style-name="T1">10</text:span></text:p>
          </draw:text-box>
        </draw:frame>
        <draw:frame draw:style-name="gr8" draw:text-style-name="P2" draw:layer="layout" svg:width="1.852cm" svg:height="1.065cm" svg:x="16.424cm" svg:y="10.58cm">
          <draw:text-box>
            <text:p text:style-name="P2"><text:span text:style-name="T1">10</text:span><text:span text:style-name="T2">4.2</text:span></text:p>
          </draw:text-box>
        </draw:frame>
        <draw:frame draw:style-name="gr8" draw:text-style-name="P2" draw:layer="layout" svg:width="9.354cm" svg:height="1.038cm" draw:transform="rotate (1.5707963267949) translate (2.705cm 16.966cm)">
          <draw:text-box>
            <text:p text:style-name="P2"><text:span text:style-name="T1">pF (-log of suction pressure)</text:span></text:p>
          </draw:text-box>
        </draw:frame>
        <draw:frame draw:style-name="gr8" draw:text-style-name="P3" draw:layer="layout" svg:width="7.741cm" svg:height="1.038cm" draw:transform="rotate (1.5707963267949) translate (18.205cm 16.567cm)">
          <draw:text-box>
            <text:p text:style-name="P3"><text:span text:style-name="T3">Suction pressure (hPa)</text:span></text:p>
          </draw:text-box>
        </draw:frame>
        <draw:frame draw:style-name="gr8" draw:text-style-name="P2" draw:layer="layout" svg:width="7.275cm" svg:height="1.038cm" svg:x="7.215cm" svg:y="19.435cm">
          <draw:text-box>
            <text:p text:style-name="P2"><text:span text:style-name="T1">Water content (vol %)</text:span></text:p>
          </draw:text-box>
        </draw:frame>
        <draw:frame draw:style-name="gr8" draw:text-style-name="P2" draw:layer="layout" svg:width="1.446cm" svg:height="1.038cm" svg:x="16.164cm" svg:y="14.135cm">
          <draw:text-box>
            <text:p text:style-name="P2"><text:span text:style-name="T1">FC</text:span></text:p>
          </draw:text-box>
        </draw:frame>
        <draw:frame draw:style-name="gr8" draw:text-style-name="P2" draw:layer="layout" svg:width="1.641cm" svg:height="1.038cm" svg:x="14.064cm" svg:y="10.235cm">
          <draw:text-box>
            <text:p text:style-name="P2"><text:span text:style-name="T1">WP</text:span></text:p>
          </draw:text-box>
        </draw:frame>
        <draw:frame draw:style-name="gr8" draw:text-style-name="P4" draw:layer="layout" svg:width="1.768cm" svg:height="0.962cm" svg:x="8.878cm" svg:y="8.458cm">
          <draw:text-box>
            <text:p text:style-name="P4"><text:span text:style-name="T4">Clay</text:span></text:p>
          </draw:text-box>
        </draw:frame>
        <draw:frame draw:style-name="gr8" draw:text-style-name="P4" draw:layer="layout" svg:width="1.383cm" svg:height="0.962cm" svg:x="8.878cm" svg:y="12.158cm">
          <draw:text-box>
            <text:p text:style-name="P4"><text:span text:style-name="T4">Silt</text:span></text:p>
          </draw:text-box>
        </draw:frame>
        <draw:frame draw:style-name="gr8" draw:text-style-name="P4" draw:layer="layout" svg:width="1.979cm" svg:height="0.962cm" svg:x="8.816cm" svg:y="15.244cm">
          <draw:text-box>
            <text:p text:style-name="P4"><text:span text:style-name="T4">Sand</text:span></text:p>
          </draw:text-box>
        </draw:frame>
        <draw:frame draw:style-name="gr8" draw:layer="layout" svg:width="11.657cm" svg:height="0.962cm" svg:x="1.635cm" svg:y="25.13cm">
          <draw:text-box>
            <text:p>Hatching: Typical range of field capac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neis</meta:initial-creator>
    <meta:creation-date>2010-12-22T17:27:34</meta:creation-date>
    <meta:generator>LibreOffice/3.5$Linux_x86 LibreOffice_project/350m1$Build-2</meta:generator>
    <dc:date>2013-01-24T17:57:06</dc:date>
    <meta:editing-duration>PT2H57M8S</meta:editing-duration>
    <meta:editing-cycles>17</meta:editing-cycles>
    <meta:document-statistic meta:object-count="40"/>
  </office:meta>
</office:document-meta>
</file>